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adornments="Ordinær" style:font-pitch="variable" style:font-charset="x-symbol"/>
    <style:font-face style:name="Wingdings" svg:font-family="Wingdings" style:font-adornments="Regular" style:font-pitch="variable" style:font-charset="x-symbol"/>
    <style:font-face style:name="Lucida Sans1" svg:font-family="'Lucida Sans'"/>
    <style:font-face style:name="Courier New1"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1" style:family="table">
      <style:table-properties style:width="17.193cm" fo:margin-left="-0.191cm" table:align="left" style:writing-mode="lr-tb"/>
    </style:style>
    <style:style style:name="Tabel1.A" style:family="table-column">
      <style:table-column-properties style:column-width="3.941cm"/>
    </style:style>
    <style:style style:name="Tabel1.B" style:family="table-column">
      <style:table-column-properties style:column-width="11.248cm"/>
    </style:style>
    <style:style style:name="Tabel1.C" style:family="table-column">
      <style:table-column-properties style:column-width="2.004cm"/>
    </style:style>
    <style:style style:name="Tabel1.1" style:family="table-row">
      <style:table-row-properties style:keep-together="true" fo:keep-together="auto"/>
    </style:style>
    <style:style style:name="Tabel1.A1" style:family="table-cell">
      <style:table-cell-properties fo:background-color="#dbe5f1" fo:padding-left="0.191cm" fo:padding-right="0.191cm" fo:padding-top="0cm" fo:padding-bottom="0cm" fo:border="0.018cm solid #00000a">
        <style:background-image/>
      </style:table-cell-properties>
    </style:style>
    <style:style style:name="Tabel1.A2" style:family="table-cell">
      <style:table-cell-properties fo:padding-left="0.191cm" fo:padding-right="0.191cm" fo:padding-top="0cm" fo:padding-bottom="0cm" fo:border="0.018cm solid #00000a"/>
    </style:style>
    <style:style style:name="Tabel1.A8" style:family="table-cell">
      <style:table-cell-properties fo:padding-left="0.191cm" fo:padding-right="0.191cm" fo:padding-top="0cm" fo:padding-bottom="0cm" fo:border-left="0.018cm solid #00000a" fo:border-right="0.018cm solid #00000a" fo:border-top="none" fo:border-bottom="0.018cm solid #00000a"/>
    </style:style>
    <style:style style:name="Tabel2" style:family="table">
      <style:table-properties style:width="17.193cm" fo:margin-left="-0.191cm" table:align="left" style:writing-mode="lr-tb"/>
    </style:style>
    <style:style style:name="Tabel2.A" style:family="table-column">
      <style:table-column-properties style:column-width="5.189cm"/>
    </style:style>
    <style:style style:name="Tabel2.B" style:family="table-column">
      <style:table-column-properties style:column-width="7.25cm"/>
    </style:style>
    <style:style style:name="Tabel2.C" style:family="table-column">
      <style:table-column-properties style:column-width="4.754cm"/>
    </style:style>
    <style:style style:name="Tabel2.1" style:family="table-row">
      <style:table-row-properties style:keep-together="true" fo:keep-together="auto"/>
    </style:style>
    <style:style style:name="Tabel2.A1" style:family="table-cell">
      <style:table-cell-properties fo:background-color="#dbe5f1" fo:padding-left="0.191cm" fo:padding-right="0.191cm" fo:padding-top="0cm" fo:padding-bottom="0cm" fo:border="0.018cm solid #00000a">
        <style:background-image/>
      </style:table-cell-properties>
    </style:style>
    <style:style style:name="Tabel2.A2" style:family="table-cell">
      <style:table-cell-properties fo:padding-left="0.191cm" fo:padding-right="0.191cm" fo:padding-top="0cm" fo:padding-bottom="0cm" fo:border="0.018cm solid #00000a"/>
    </style:style>
    <style:style style:name="Tabel3" style:family="table">
      <style:table-properties style:width="17.193cm" fo:margin-left="-0.191cm" table:align="left" style:writing-mode="lr-tb"/>
    </style:style>
    <style:style style:name="Tabel3.A" style:family="table-column">
      <style:table-column-properties style:column-width="3.941cm"/>
    </style:style>
    <style:style style:name="Tabel3.B" style:family="table-column">
      <style:table-column-properties style:column-width="8.498cm"/>
    </style:style>
    <style:style style:name="Tabel3.C" style:family="table-column">
      <style:table-column-properties style:column-width="4.754cm"/>
    </style:style>
    <style:style style:name="Tabel3.1" style:family="table-row">
      <style:table-row-properties style:keep-together="true" fo:keep-together="auto"/>
    </style:style>
    <style:style style:name="Tabel3.A1" style:family="table-cell">
      <style:table-cell-properties fo:background-color="#dbe5f1" fo:padding-left="0.191cm" fo:padding-right="0.191cm" fo:padding-top="0cm" fo:padding-bottom="0cm" fo:border="0.018cm solid #00000a">
        <style:background-image/>
      </style:table-cell-properties>
    </style:style>
    <style:style style:name="Tabel3.A2" style:family="table-cell">
      <style:table-cell-properties fo:padding-left="0.191cm" fo:padding-right="0.191cm" fo:padding-top="0cm" fo:padding-bottom="0cm" fo:border="0.018cm solid #00000a"/>
    </style:style>
    <style:style style:name="Tabel4" style:family="table">
      <style:table-properties style:width="17.323cm" fo:margin-left="-0.191cm" table:align="left" style:writing-mode="lr-tb"/>
    </style:style>
    <style:style style:name="Tabel4.A" style:family="table-column">
      <style:table-column-properties style:column-width="3.941cm"/>
    </style:style>
    <style:style style:name="Tabel4.B" style:family="table-column">
      <style:table-column-properties style:column-width="7.751cm"/>
    </style:style>
    <style:style style:name="Tabel4.C" style:family="table-column">
      <style:table-column-properties style:column-width="5.632cm"/>
    </style:style>
    <style:style style:name="Tabel4.1" style:family="table-row">
      <style:table-row-properties style:keep-together="true" fo:keep-together="auto"/>
    </style:style>
    <style:style style:name="Tabel4.A1" style:family="table-cell">
      <style:table-cell-properties fo:background-color="#dbe5f1" fo:padding-left="0.191cm" fo:padding-right="0.191cm" fo:padding-top="0cm" fo:padding-bottom="0cm" fo:border="0.018cm solid #00000a">
        <style:background-image/>
      </style:table-cell-properties>
    </style:style>
    <style:style style:name="Tabel4.A2" style:family="table-cell">
      <style:table-cell-properties fo:padding-left="0.191cm" fo:padding-right="0.191cm" fo:padding-top="0cm" fo:padding-bottom="0cm" fo:border="0.018cm solid #00000a"/>
    </style:style>
    <style:style style:name="Tabel5" style:family="table">
      <style:table-properties style:width="17.323cm" fo:margin-left="-0.191cm" table:align="left" style:writing-mode="lr-tb"/>
    </style:style>
    <style:style style:name="Tabel5.A" style:family="table-column">
      <style:table-column-properties style:column-width="3.941cm"/>
    </style:style>
    <style:style style:name="Tabel5.B" style:family="table-column">
      <style:table-column-properties style:column-width="7.751cm"/>
    </style:style>
    <style:style style:name="Tabel5.C" style:family="table-column">
      <style:table-column-properties style:column-width="5.632cm"/>
    </style:style>
    <style:style style:name="Tabel5.1" style:family="table-row">
      <style:table-row-properties style:keep-together="true" fo:keep-together="auto"/>
    </style:style>
    <style:style style:name="Tabel5.A1" style:family="table-cell">
      <style:table-cell-properties fo:background-color="#dbe5f1" fo:padding-left="0.191cm" fo:padding-right="0.191cm" fo:padding-top="0cm" fo:padding-bottom="0cm" fo:border="0.018cm solid #00000a">
        <style:background-image/>
      </style:table-cell-properties>
    </style:style>
    <style:style style:name="Tabel5.A2" style:family="table-cell">
      <style:table-cell-properties fo:padding-left="0.191cm" fo:padding-right="0.191cm" fo:padding-top="0cm" fo:padding-bottom="0cm" fo:border="0.018cm solid #00000a"/>
    </style:style>
    <style:style style:name="Tabel6" style:family="table">
      <style:table-properties style:width="17.238cm" fo:margin-left="-0.191cm" table:align="left" style:writing-mode="lr-tb"/>
    </style:style>
    <style:style style:name="Tabel6.A" style:family="table-column">
      <style:table-column-properties style:column-width="1.783cm"/>
    </style:style>
    <style:style style:name="Tabel6.B" style:family="table-column">
      <style:table-column-properties style:column-width="10.906cm"/>
    </style:style>
    <style:style style:name="Tabel6.C" style:family="table-column">
      <style:table-column-properties style:column-width="4.549cm"/>
    </style:style>
    <style:style style:name="Tabel6.1" style:family="table-row">
      <style:table-row-properties style:keep-together="true" fo:keep-together="auto"/>
    </style:style>
    <style:style style:name="Tabel6.A1" style:family="table-cell">
      <style:table-cell-properties fo:background-color="#dbe5f1" fo:padding-left="0.191cm" fo:padding-right="0.191cm" fo:padding-top="0cm" fo:padding-bottom="0cm" fo:border="0.018cm solid #00000a">
        <style:background-image/>
      </style:table-cell-properties>
    </style:style>
    <style:style style:name="Tabel6.A2" style:family="table-cell">
      <style:table-cell-properties fo:padding-left="0.191cm" fo:padding-right="0.191cm" fo:padding-top="0cm" fo:padding-bottom="0cm" fo:border="0.018cm solid #00000a"/>
    </style:style>
    <style:style style:name="Tabel7" style:family="table">
      <style:table-properties style:width="17.323cm" fo:margin-left="-0.191cm" table:align="left" style:writing-mode="lr-tb"/>
    </style:style>
    <style:style style:name="Tabel7.A" style:family="table-column">
      <style:table-column-properties style:column-width="3.941cm"/>
    </style:style>
    <style:style style:name="Tabel7.B" style:family="table-column">
      <style:table-column-properties style:column-width="7.751cm"/>
    </style:style>
    <style:style style:name="Tabel7.C" style:family="table-column">
      <style:table-column-properties style:column-width="5.632cm"/>
    </style:style>
    <style:style style:name="Tabel7.1" style:family="table-row">
      <style:table-row-properties style:keep-together="true" fo:keep-together="auto"/>
    </style:style>
    <style:style style:name="Tabel7.A1" style:family="table-cell">
      <style:table-cell-properties fo:background-color="#dbe5f1" fo:padding-left="0.191cm" fo:padding-right="0.191cm" fo:padding-top="0cm" fo:padding-bottom="0cm" fo:border="0.018cm solid #00000a">
        <style:background-image/>
      </style:table-cell-properties>
    </style:style>
    <style:style style:name="Tabel7.A2" style:family="table-cell">
      <style:table-cell-properties fo:padding-left="0.191cm" fo:padding-right="0.191cm" fo:padding-top="0cm" fo:padding-bottom="0cm" fo:border="0.018cm solid #00000a"/>
    </style:style>
    <style:style style:name="Tabel7.A5"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Heading_20_1">
      <style:paragraph-properties fo:text-align="justify" style:justify-single-word="false"/>
    </style:style>
    <style:style style:name="P2" style:family="paragraph" style:parent-style-name="Heading_20_1" style:master-page-name="Converted8">
      <style:paragraph-properties fo:text-align="justify" style:justify-single-word="false" style:page-number="auto" fo:break-before="page"/>
    </style:style>
    <style:style style:name="P3" style:family="paragraph" style:parent-style-name="Heading_20_2">
      <style:paragraph-properties fo:text-align="justify" style:justify-single-word="false"/>
    </style:style>
    <style:style style:name="P4" style:family="paragraph" style:parent-style-name="Heading_20_2">
      <style:paragraph-properties fo:text-align="justify" style:justify-single-word="false" fo:break-before="page"/>
    </style:style>
    <style:style style:name="P5" style:family="paragraph" style:parent-style-name="footnote_20_text" style:master-page-name="Converted1">
      <style:paragraph-properties style:page-number="auto"/>
    </style:style>
    <style:style style:name="P6" style:family="paragraph" style:parent-style-name="footnote_20_text" style:master-page-name="Converted2">
      <style:paragraph-properties style:page-number="auto"/>
    </style:style>
    <style:style style:name="P7" style:family="paragraph" style:parent-style-name="footnote_20_text" style:master-page-name="Converted3">
      <style:paragraph-properties style:page-number="auto"/>
    </style:style>
    <style:style style:name="P8" style:family="paragraph" style:parent-style-name="footnote_20_text" style:master-page-name="Converted4">
      <style:paragraph-properties style:page-number="auto"/>
    </style:style>
    <style:style style:name="P9" style:family="paragraph" style:parent-style-name="footnote_20_text" style:master-page-name="Converted5">
      <style:paragraph-properties style:page-number="auto"/>
    </style:style>
    <style:style style:name="P10" style:family="paragraph" style:parent-style-name="List_20_Paragraph">
      <style:paragraph-properties fo:text-align="justify" style:justify-single-word="false"/>
    </style:style>
    <style:style style:name="P11" style:family="paragraph" style:parent-style-name="List_20_Paragraph" style:list-style-name="WWNum5">
      <style:paragraph-properties fo:text-align="justify" style:justify-single-word="false"/>
    </style:style>
    <style:style style:name="P12" style:family="paragraph" style:parent-style-name="List_20_Paragraph" style:list-style-name="WWNum4">
      <style:paragraph-properties fo:text-align="justify" style:justify-single-word="false"/>
    </style:style>
    <style:style style:name="P13" style:family="paragraph" style:parent-style-name="caption">
      <style:paragraph-properties fo:text-align="center" style:justify-single-word="false"/>
    </style:style>
    <style:style style:name="P14" style:family="paragraph" style:parent-style-name="Footer">
      <style:paragraph-properties>
        <style:tab-stops>
          <style:tab-stop style:position="14.423cm"/>
        </style:tab-stops>
      </style:paragraph-properties>
    </style:style>
    <style:style style:name="P15" style:family="paragraph" style:parent-style-name="Footer" style:master-page-name="First_20_Page">
      <style:paragraph-properties style:page-number="auto"/>
    </style:style>
    <style:style style:name="P16" style:family="paragraph" style:parent-style-name="Standard">
      <style:paragraph-properties fo:text-align="justify" style:justify-single-word="false"/>
    </style:style>
    <style:style style:name="P17" style:family="paragraph" style:parent-style-name="Standard">
      <style:paragraph-properties fo:margin-top="0cm" fo:margin-bottom="0cm" fo:line-height="100%"/>
    </style:style>
    <style:style style:name="P18" style:family="paragraph" style:parent-style-name="Standard">
      <style:paragraph-properties fo:margin-top="0cm" fo:margin-bottom="0cm" fo:line-height="100%" fo:text-align="center" style:justify-single-word="false"/>
    </style:style>
    <style:style style:name="P19" style:family="paragraph" style:parent-style-name="Standard">
      <style:paragraph-properties fo:margin-top="0cm" fo:margin-bottom="0cm" fo:line-height="100%" fo:keep-with-next="always"/>
    </style:style>
    <style:style style:name="P20" style:family="paragraph" style:parent-style-name="Standard">
      <style:paragraph-properties fo:margin-top="0cm" fo:margin-bottom="0cm" fo:line-height="100%" fo:text-align="center" style:justify-single-word="false" fo:keep-with-next="always"/>
    </style:style>
    <style:style style:name="P21" style:family="paragraph" style:parent-style-name="Standard">
      <style:paragraph-properties fo:text-align="justify" style:justify-single-word="false" fo:padding-left="0.141cm" fo:padding-right="0.141cm" fo:padding-top="0.035cm" fo:padding-bottom="0.035cm" fo:border="0.018cm solid #00000a"/>
    </style:style>
    <style:style style:name="T1" style:family="text">
      <style:text-properties fo:font-weight="bold" style:font-weight-asian="bold"/>
    </style:style>
    <style:style style:name="T2" style:family="text">
      <style:text-properties fo:font-size="10pt" fo:font-weight="bold" style:font-size-asian="10pt" style:font-weight-asian="bold" style:font-size-complex="10pt"/>
    </style:style>
    <style:style style:name="T3" style:family="text">
      <style:text-properties fo:font-size="10pt" style:font-size-asian="10pt" style:font-size-complex="10pt"/>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fo:font-size="9pt" fo:font-weight="bold" style:font-size-asian="9pt" style:font-weight-asian="bold" style:font-size-complex="9pt"/>
    </style:style>
    <style:style style:name="T7" style:family="text">
      <style:text-properties fo:font-size="9pt" fo:language="en" fo:country="US" fo:font-weight="bold" style:font-size-asian="9pt" style:font-weight-asian="bold" style:font-size-complex="9pt"/>
    </style:style>
    <style:style style:name="T8" style:family="text">
      <style:text-properties style:font-name="Courier New" fo:font-size="10pt" fo:language="en" fo:country="US" style:font-size-asian="10pt" style:font-name-complex="Courier New2" style:font-size-complex="10pt"/>
    </style:style>
    <style:style style:name="T9" style:family="text">
      <style:text-properties style:font-name="Courier New" fo:font-size="10pt" style:font-size-asian="10pt" style:font-name-complex="Courier New2" style:font-size-complex="10pt"/>
    </style:style>
    <style:style style:name="T10" style:family="text">
      <style:text-properties fo:color="#000096" style:font-name="Courier New" fo:font-size="10pt" style:font-size-asian="10pt" style:font-name-complex="Courier New2" style:font-size-complex="10pt"/>
    </style:style>
    <style:style style:name="T11" style:family="text">
      <style:text-properties fo:color="#f5844c" style:font-name="Courier New" fo:font-size="10pt" style:font-size-asian="10pt" style:font-name-complex="Courier New2" style:font-size-complex="10pt"/>
    </style:style>
    <style:style style:name="T12" style:family="text">
      <style:text-properties fo:color="#ff8040" style:font-name="Courier New" fo:font-size="10pt" style:font-size-asian="10pt" style:font-name-complex="Courier New2" style:font-size-complex="10pt"/>
    </style:style>
    <style:style style:name="T13" style:family="text">
      <style:text-properties fo:color="#993300" style:font-name="Courier New" fo:font-size="10pt" style:font-size-asian="10pt" style:font-name-complex="Courier New2" style:font-size-complex="10pt"/>
    </style:style>
    <style:style style:name="T14" style:family="text">
      <style:text-properties fo:color="#000000" style:font-name="Courier New" fo:font-size="10pt" fo:font-style="italic" style:font-size-asian="10pt" style:font-style-asian="italic" style:font-name-complex="Courier New2" style:font-size-complex="10pt" style:font-style-complex="italic"/>
    </style:style>
    <style:style style:name="T15" style:family="text">
      <style:text-properties fo:color="#000000" style:font-name="Courier New" fo:font-size="10pt" style:font-size-asian="10pt" style:font-name-complex="Courier New2" style:font-size-complex="10pt"/>
    </style:style>
    <style:style style:name="T16" style:family="text">
      <style:text-properties fo:color="#000000" style:font-name="Arial1" fo:font-size="10pt" fo:font-style="italic" style:font-size-asian="10pt" style:font-style-asian="italic" style:font-name-complex="Arial2" style:font-size-complex="10pt" style:font-style-complex="italic"/>
    </style:style>
    <style:style style:name="T17" style:family="text">
      <style:text-properties fo:color="#000000" style:font-name="Arial1" fo:font-size="10pt" style:font-size-asian="10pt" style:font-name-complex="Arial2" style:font-size-complex="10pt" style:font-style-complex="italic"/>
    </style:style>
    <style:style style:name="T18" style:family="text">
      <style:text-properties fo:color="#fa6400" style:font-name="Courier New" fo:font-size="10pt" style:font-size-asian="10pt" style:font-name-complex="Courier New2" style:font-size-complex="10pt"/>
    </style:style>
    <style:style style:name="T19" style:family="text">
      <style:text-properties style:use-window-font-color="true"/>
    </style:style>
    <style:style style:name="T20" style:family="text">
      <style:text-properties style:use-window-font-color="true"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h text:style-name="P2" text:outline-level="1"><text:bookmark-start text:name="_Toc340413943"/>Introduktion<text:bookmark-end text:name="_Toc340413943"/></text:h>
      <text:h text:style-name="P3" text:outline-level="2"><text:bookmark-start text:name="_Toc340413944"/>Formål<text:bookmark-end text:name="_Toc340413944"/></text:h>
      <text:p text:style-name="P16">Formålet med projektet er at opsætte en XML database indeholdende studiedata i DDI format. Der skal efterfølgende opbygges indekser over udvalgte elementer i formatet for at effektivisere søgningen i dem, og endelig skal der implementeres søgefunktioner for at udtrække ønsket data fra databasen på baggrund af søgetekst samt nogle beskrivende parametre.</text:p>
      <text:h text:style-name="P3" text:outline-level="2"><text:bookmark-start text:name="_Toc340413945"/>eXist DB og Lucene<text:bookmark-end text:name="_Toc340413945"/></text:h>
      <text:p text:style-name="P16">Til indekseringen af data har man valgt Lucene<text:note text:id="ftn1" text:note-class="footnote"><text:note-citation>1</text:note-citation><text:note-body><text:p text:style-name="P5"><text:span text:style-name="footnote_20_reference"/> <text:a xlink:type="simple" xlink:href="http://lucene.apache.org/">http://lucene.apache.org</text:a></text:p><text:p text:style-name="Footnote"/></text:note-body></text:note> og eXist DB<text:note text:id="ftn2" text:note-class="footnote"><text:note-citation>2</text:note-citation><text:note-body><text:p text:style-name="P6"><text:span text:style-name="footnote_20_reference"/> <text:a xlink:type="simple" xlink:href="http://exist-db.org/">http://exist-db.org/</text:a></text:p><text:p text:style-name="Footnote"/></text:note-body></text:note> blev valgt som databasesystem. De er begge implementeret i Java og eXist bruger Lucene som sin default indekser. Interaktionen til eXist foregår igennem query sproget XQuery.</text:p>
      <text:p text:style-name="P16">Den seneste udgivne version af eXist er 1.4, men denne indeholder en ældre version af Lucene som ikke inkluderer en såkaldt word analyzer til dansk. Derfor foregår udviklingen af dette projekt i en speciel branch af eXist projektet som findes på</text:p>
      <text:p text:style-name="P16"><text:a xlink:type="simple" xlink:href="https://exist.svn.sourceforge.net/svnroot/exist/branches/adam/eXist-lucene-3.0">https://exist.svn.sourceforge.net/svnroot/exist/branches/adam/eXist-lucene-3.0</text:a></text:p>
      <text:p text:style-name="P16">En version 1.5 af eXist er i skrivende stund på trapperne, og denne bliver opdateret med den nyeste version af Lucene. Alternativt kan man skifte til hoved-branchen af eXist projektet når denne lucene-3.0 branch bliver merget ind.</text:p>
      <text:h text:style-name="P1" text:outline-level="1"><text:bookmark-start text:name="_Toc340413946"/>Opbygning af projektet<text:bookmark-end text:name="_Toc340413946"/></text:h>
      <text:h text:style-name="P3" text:outline-level="2"><text:bookmark-start text:name="_Toc340413947"/>Filer og mapper<text:bookmark-end text:name="_Toc340413947"/></text:h>
      <text:p text:style-name="P16">Projektmappen er delt op i følgende undermapper:</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17"><text:span text:style-name="T1">Mappenavn</text:span></text:p>
          </table:table-cell>
          <table:table-cell table:style-name="Tabel1.A1" office:value-type="string">
            <text:p text:style-name="P17"><text:span text:style-name="T1">Indeholder</text:span></text:p>
          </table:table-cell>
          <table:table-cell table:style-name="Tabel1.A1" office:value-type="string">
            <text:p text:style-name="P17"><text:span text:style-name="T2">Del af kodebasen</text:span></text:p>
          </table:table-cell>
        </table:table-row>
        <table:table-row table:style-name="Tabel1.1">
          <table:table-cell table:style-name="Tabel1.A2" office:value-type="string">
            <text:p text:style-name="P17">dda</text:p>
          </table:table-cell>
          <table:table-cell table:style-name="Tabel1.A2" office:value-type="string">
            <text:p text:style-name="P17">Filer til søgning i DDI databasen</text:p>
          </table:table-cell>
          <table:table-cell table:style-name="Tabel1.A2" office:value-type="string">
            <text:p text:style-name="P18">Ja</text:p>
          </table:table-cell>
        </table:table-row>
        <table:table-row table:style-name="Tabel1.1">
          <table:table-cell table:style-name="Tabel1.A2" office:value-type="string">
            <text:p text:style-name="P17">dda-denormalization</text:p>
          </table:table-cell>
          <table:table-cell table:style-name="Tabel1.A2" office:value-type="string">
            <text:p text:style-name="P17">Filer til denormalisering af databasen</text:p>
          </table:table-cell>
          <table:table-cell table:style-name="Tabel1.A2" office:value-type="string">
            <text:p text:style-name="P18">Ja</text:p>
          </table:table-cell>
        </table:table-row>
        <table:table-row table:style-name="Tabel1.1">
          <table:table-cell table:style-name="Tabel1.A2" office:value-type="string">
            <text:p text:style-name="P17">dda-urn</text:p>
          </table:table-cell>
          <table:table-cell table:style-name="Tabel1.A2" office:value-type="string">
            <text:p text:style-name="P17">Filer til URN resolution</text:p>
          </table:table-cell>
          <table:table-cell table:style-name="Tabel1.A2" office:value-type="string">
            <text:p text:style-name="P18">Ja</text:p>
          </table:table-cell>
        </table:table-row>
        <table:table-row table:style-name="Tabel1.1">
          <table:table-cell table:style-name="Tabel1.A2" office:value-type="string">
            <text:p text:style-name="P17">doc</text:p>
          </table:table-cell>
          <table:table-cell table:style-name="Tabel1.A2" office:value-type="string">
            <text:p text:style-name="P17">Dokumentation af projektet som Word dokument samt html-baseret beskrivelse af moduler og funktioner (á la Java docs)</text:p>
          </table:table-cell>
          <table:table-cell table:style-name="Tabel1.A2" office:value-type="string">
            <text:p text:style-name="P18">Nej</text:p>
          </table:table-cell>
        </table:table-row>
        <table:table-row table:style-name="Tabel1.1">
          <table:table-cell table:style-name="Tabel1.A2" office:value-type="string">
            <text:p text:style-name="P17">JavaRestClientDDA</text:p>
          </table:table-cell>
          <table:table-cell table:style-name="Tabel1.A2" office:value-type="string">
            <text:p text:style-name="P17">Java testklient til test af projektets REST interface</text:p>
          </table:table-cell>
          <table:table-cell table:style-name="Tabel1.A2" office:value-type="string">
            <text:p text:style-name="P18">Nej</text:p>
          </table:table-cell>
        </table:table-row>
        <table:table-row table:style-name="Tabel1.1">
          <table:table-cell table:style-name="Tabel1.A2" office:value-type="string">
            <text:p text:style-name="P17">scripts</text:p>
          </table:table-cell>
          <table:table-cell table:style-name="Tabel1.A2" office:value-type="string">
            <text:p text:style-name="P17">Ant scripts til deployment af indekseringsplatformen</text:p>
          </table:table-cell>
          <table:table-cell table:style-name="Tabel1.A2" office:value-type="string">
            <text:p text:style-name="P20">Ja</text:p>
          </table:table-cell>
        </table:table-row>
        <table:table-row table:style-name="Tabel1.1">
          <table:table-cell table:style-name="Tabel1.A8" office:value-type="string">
            <text:p text:style-name="P17">web</text:p>
          </table:table-cell>
          <table:table-cell table:style-name="Tabel1.A8" office:value-type="string">
            <text:p text:style-name="P17">Webinterfacet til søgningen</text:p>
          </table:table-cell>
          <table:table-cell table:style-name="Tabel1.A8" office:value-type="string">
            <text:p text:style-name="P20">Ja</text:p>
          </table:table-cell>
        </table:table-row>
        <table:table-row table:style-name="Tabel1.1">
          <table:table-cell table:style-name="Tabel1.A2" office:value-type="string">
            <text:p text:style-name="P17">xml-sample-instances</text:p>
          </table:table-cell>
          <table:table-cell table:style-name="Tabel1.A2" office:value-type="string">
            <text:p text:style-name="P17">Eksampel XML for typer anvendt i projektet</text:p>
          </table:table-cell>
          <table:table-cell table:style-name="Tabel1.A2" office:value-type="string">
            <text:p text:style-name="P20">Nej</text:p>
          </table:table-cell>
        </table:table-row>
      </table:table>
      <text:p text:style-name="P13">Tabel <text:s/>- Oversigt over mapper i projektet</text:p>
      <text:p text:style-name="Standard"/>
      <text:p text:style-name="Standard"/>
      <text:h text:style-name="P4" text:outline-level="2"><text:bookmark-start text:name="_Toc340413948"/>Kodebasen<text:bookmark-end text:name="_Toc340413948"/></text:h>
      <text:p text:style-name="P16">Filer til søgning i DDI databasen (<text:span text:style-name="T1">dda</text:span>):</text:p>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text:span text:style-name="T1">Filnavn</text:span></text:p>
          </table:table-cell>
          <table:table-cell table:style-name="Tabel2.A1" office:value-type="string">
            <text:p text:style-name="P17"><text:span text:style-name="T1">Beskrivelse</text:span></text:p>
          </table:table-cell>
          <table:table-cell table:style-name="Tabel2.A1" office:value-type="string">
            <text:p text:style-name="P17"><text:span text:style-name="T1">Beliggenhed i eXist</text:span></text:p>
          </table:table-cell>
        </table:table-row>
        <table:table-row table:style-name="Tabel2.1">
          <table:table-cell table:style-name="Tabel2.A2" table:number-columns-spanned="3" office:value-type="string">
            <text:p text:style-name="P17"><text:span text:style-name="T1">index</text:span></text:p>
          </table:table-cell>
          <table:covered-table-cell/>
          <table:covered-table-cell/>
        </table:table-row>
        <table:table-row table:style-name="Tabel2.1">
          <table:table-cell table:style-name="Tabel2.A2" office:value-type="string">
            <text:p text:style-name="P17">collection.xconf</text:p>
          </table:table-cell>
          <table:table-cell table:style-name="Tabel2.A2" office:value-type="string">
            <text:p text:style-name="P17">Indeks-konfigurationsfil til hovedcollection som indeholder DDI data</text:p>
          </table:table-cell>
          <table:table-cell table:style-name="Tabel2.A2" office:value-type="string">
            <text:p text:style-name="P17">/db/system/config/<text:line-break/>db/apps/dda</text:p>
          </table:table-cell>
        </table:table-row>
        <table:table-row table:style-name="Tabel2.1">
          <table:table-cell table:style-name="Tabel2.A2" table:number-columns-spanned="3" office:value-type="string">
            <text:p text:style-name="P17"><text:span text:style-name="T1">lib</text:span></text:p>
          </table:table-cell>
          <table:covered-table-cell/>
          <table:covered-table-cell/>
        </table:table-row>
        <table:table-row table:style-name="Tabel2.1">
          <table:table-cell table:style-name="Tabel2.A2" office:value-type="string">
            <text:p text:style-name="P17">context-functions.xquery</text:p>
          </table:table-cell>
          <table:table-cell table:style-name="Tabel2.A2" office:value-type="string">
            <text:p text:style-name="P17">Funktioner til ekstrahering og trimming af det kontekst som matches blev fundet i</text:p>
          </table:table-cell>
          <table:table-cell table:style-name="Tabel2.A2" office:value-type="string">
            <text:p text:style-name="P17">/db/apps/dda/lib</text:p>
          </table:table-cell>
        </table:table-row>
        <table:table-row table:style-name="Tabel2.1">
          <table:table-cell table:style-name="Tabel2.A2" office:value-type="string">
            <text:p text:style-name="P17">result-functions.xquery</text:p>
          </table:table-cell>
          <table:table-cell table:style-name="Tabel2.A2" office:value-type="string">
            <text:p text:style-name="P17">Funktioner til behandling og indpakning af søgeresultater</text:p>
          </table:table-cell>
          <table:table-cell table:style-name="Tabel2.A2" office:value-type="string">
            <text:p text:style-name="P17">/db/apps/dda/lib</text:p>
          </table:table-cell>
        </table:table-row>
        <table:table-row table:style-name="Tabel2.1">
          <table:table-cell table:style-name="Tabel2.A2" office:value-type="string">
            <text:p text:style-name="P17">search.xquery</text:p>
          </table:table-cell>
          <table:table-cell table:style-name="Tabel2.A2" office:value-type="string">
            <text:p text:style-name="P17">Søgefunktioner</text:p>
          </table:table-cell>
          <table:table-cell table:style-name="Tabel2.A2" office:value-type="string">
            <text:p text:style-name="P17">/db/apps/dda/lib</text:p>
          </table:table-cell>
        </table:table-row>
        <table:table-row table:style-name="Tabel2.1">
          <table:table-cell table:style-name="Tabel2.A2" table:number-columns-spanned="3" office:value-type="string">
            <text:p text:style-name="P17"><text:span text:style-name="T1">rest</text:span></text:p>
          </table:table-cell>
          <table:covered-table-cell/>
          <table:covered-table-cell/>
        </table:table-row>
        <table:table-row table:style-name="Tabel2.1">
          <table:table-cell table:style-name="Tabel2.A2" office:value-type="string">
            <text:p text:style-name="P17">advanced-search.xquery</text:p>
          </table:table-cell>
          <table:table-cell table:style-name="Tabel2.A2" office:value-type="string">
            <text:p text:style-name="P17">REST interface for avanceret søgning</text:p>
          </table:table-cell>
          <table:table-cell table:style-name="Tabel2.A2" office:value-type="string">
            <text:p text:style-name="P17">/db/apps/dda/rest</text:p>
          </table:table-cell>
        </table:table-row>
        <table:table-row table:style-name="Tabel2.1">
          <table:table-cell table:style-name="Tabel2.A2" office:value-type="string">
            <text:p text:style-name="P17">simple-search.xquery</text:p>
          </table:table-cell>
          <table:table-cell table:style-name="Tabel2.A2" office:value-type="string">
            <text:p text:style-name="P17">REST interface for simpel søgning</text:p>
          </table:table-cell>
          <table:table-cell table:style-name="Tabel2.A2" office:value-type="string">
            <text:p text:style-name="P17">/db/apps/dda/rest</text:p>
          </table:table-cell>
        </table:table-row>
        <table:table-row table:style-name="Tabel2.1">
          <table:table-cell table:style-name="Tabel2.A2" table:number-columns-spanned="3" office:value-type="string">
            <text:p text:style-name="P17"><text:span text:style-name="T1">schema</text:span></text:p>
          </table:table-cell>
          <table:covered-table-cell/>
          <table:covered-table-cell/>
        </table:table-row>
        <table:table-row table:style-name="Tabel2.1">
          <table:table-cell table:style-name="Tabel2.A2" office:value-type="string">
            <text:p text:style-name="P17">result/<text:line-break/>ddieditor-lightxmlobject.xsd</text:p>
          </table:table-cell>
          <table:table-cell table:style-name="Tabel2.A2" office:value-type="string">
            <text:p text:style-name="P17">Formatet som resultater returneres i</text:p>
          </table:table-cell>
          <table:table-cell table:style-name="Tabel2.A2" office:value-type="string">
            <text:p text:style-name="P17">Lægges ikke ind</text:p>
          </table:table-cell>
        </table:table-row>
        <table:table-row table:style-name="Tabel2.1">
          <table:table-cell table:style-name="Tabel2.A2" office:value-type="string">
            <text:p text:style-name="P17">result/<text:line-break/>result-metadata.xsd</text:p>
          </table:table-cell>
          <table:table-cell table:style-name="Tabel2.A2" office:value-type="string">
            <text:p text:style-name="P17">Beskriver resultatet (antal hits, antal sider, aktuel side, osv.)</text:p>
          </table:table-cell>
          <table:table-cell table:style-name="Tabel2.A2" office:value-type="string">
            <text:p text:style-name="P17">Lægges ikke ind</text:p>
          </table:table-cell>
        </table:table-row>
        <table:table-row table:style-name="Tabel2.1">
          <table:table-cell table:style-name="Tabel2.A2" office:value-type="string">
            <text:p text:style-name="P17"><text:span text:style-name="T3">search/<text:line-break/>advanced-search-parameters.xsd</text:span></text:p>
          </table:table-cell>
          <table:table-cell table:style-name="Tabel2.A2" office:value-type="string">
            <text:p text:style-name="P17">Formatet af parameteret til avanceret søgning</text:p>
          </table:table-cell>
          <table:table-cell table:style-name="Tabel2.A2" office:value-type="string">
            <text:p text:style-name="P17">Lægges ikke ind</text:p>
          </table:table-cell>
        </table:table-row>
        <table:table-row table:style-name="Tabel2.1">
          <table:table-cell table:style-name="Tabel2.A2" office:value-type="string">
            <text:p text:style-name="P17">search/<text:line-break/>scope.xsd</text:p>
          </table:table-cell>
          <table:table-cell table:style-name="Tabel2.A2" office:value-type="string">
            <text:p text:style-name="P17">Angiver ønskede DDI elementer (enten dem som ønskes fremsøgt eller dem som ønskes vist som referencer)</text:p>
          </table:table-cell>
          <table:table-cell table:style-name="Tabel2.A2" office:value-type="string">
            <text:p text:style-name="P17">Lægges ikke ind</text:p>
          </table:table-cell>
        </table:table-row>
        <table:table-row table:style-name="Tabel2.1">
          <table:table-cell table:style-name="Tabel2.A2" office:value-type="string">
            <text:p text:style-name="P17">search/<text:line-break/>search-metadata.xsd</text:p>
          </table:table-cell>
          <table:table-cell table:style-name="Tabel2.A2" office:value-type="string">
            <text:p text:style-name="P17">Beskriver søgningen (ønsket antal resultater pr. side, anmodet side, osv.)</text:p>
          </table:table-cell>
          <table:table-cell table:style-name="Tabel2.A2" office:value-type="string">
            <text:p text:style-name="P17">Lægges ikke ind</text:p>
          </table:table-cell>
        </table:table-row>
        <table:table-row table:style-name="Tabel2.1">
          <table:table-cell table:style-name="Tabel2.A2" office:value-type="string">
            <text:p text:style-name="P17">search/<text:line-break/>simple-search-parameters.xsd</text:p>
          </table:table-cell>
          <table:table-cell table:style-name="Tabel2.A2" office:value-type="string">
            <text:p text:style-name="P17">Formatet af parameteret til simpel søgning</text:p>
          </table:table-cell>
          <table:table-cell table:style-name="Tabel2.A2" office:value-type="string">
            <text:p text:style-name="P19">Lægges ikke ind</text:p>
          </table:table-cell>
        </table:table-row>
      </table:table>
      <text:p text:style-name="P13"><text:bookmark-start text:name="_Ref313968072"/><text:bookmark-start text:name="_Ref313968084"/>Tabel <text:bookmark-end text:name="_Ref313968084"/><text:s/>- forklaring og placering af filer i <text:span text:style-name="T4">dda</text:span> mappen<text:bookmark-end text:name="_Ref313968072"/></text:p>
      <text:p text:style-name="P16"/>
      <text:p text:style-name="P16">Filer til denormalisering af databasen (<text:span text:style-name="T1">dda-denormalization</text:span>)</text:p>
      <table:table table:name="Tabel3" table:style-name="Tabel3">
        <table:table-column table:style-name="Tabel3.A"/>
        <table:table-column table:style-name="Tabel3.B"/>
        <table:table-column table:style-name="Tabel3.C"/>
        <table:table-row table:style-name="Tabel3.1">
          <table:table-cell table:style-name="Tabel3.A1" office:value-type="string">
            <text:p text:style-name="P17"><text:span text:style-name="T1">Filnavn</text:span></text:p>
          </table:table-cell>
          <table:table-cell table:style-name="Tabel3.A1" office:value-type="string">
            <text:p text:style-name="P17"><text:span text:style-name="T1">Beskrivelse</text:span></text:p>
          </table:table-cell>
          <table:table-cell table:style-name="Tabel3.A1" office:value-type="string">
            <text:p text:style-name="P17"><text:span text:style-name="T1">Beliggenhed i eXist</text:span></text:p>
          </table:table-cell>
        </table:table-row>
        <table:table-row table:style-name="Tabel3.1">
          <table:table-cell table:style-name="Tabel3.A2" office:value-type="string">
            <text:p text:style-name="P17">denormalize.xquery</text:p>
          </table:table-cell>
          <table:table-cell table:style-name="Tabel3.A2" office:value-type="string">
            <text:p text:style-name="P17">Opbygger denormaliseringsdata som bruges til optimering af søgningen</text:p>
          </table:table-cell>
          <table:table-cell table:style-name="Tabel3.A2" office:value-type="string">
            <text:p text:style-name="P17">/db/apps/dda-denormalization</text:p>
          </table:table-cell>
        </table:table-row>
        <table:table-row table:style-name="Tabel3.1">
          <table:table-cell table:style-name="Tabel3.A2" table:number-columns-spanned="3" office:value-type="string">
            <text:p text:style-name="P17"><text:span text:style-name="T1">index</text:span></text:p>
          </table:table-cell>
          <table:covered-table-cell/>
          <table:covered-table-cell/>
        </table:table-row>
        <table:table-row table:style-name="Tabel3.1">
          <table:table-cell table:style-name="Tabel3.A2" office:value-type="string">
            <text:p text:style-name="P17">collection.xconf</text:p>
          </table:table-cell>
          <table:table-cell table:style-name="Tabel3.A2" office:value-type="string">
            <text:p text:style-name="P17">Indeks-konfigurationsfil til den denormaliserede collection</text:p>
          </table:table-cell>
          <table:table-cell table:style-name="Tabel3.A2" office:value-type="string">
            <text:p text:style-name="P17">/db/system/config/db/apps/dda-denormalization</text:p>
          </table:table-cell>
        </table:table-row>
        <table:table-row table:style-name="Tabel3.1">
          <table:table-cell table:style-name="Tabel3.A2" table:number-columns-spanned="3" office:value-type="string">
            <text:p text:style-name="P17"><text:span text:style-name="T1">schema</text:span></text:p>
          </table:table-cell>
          <table:covered-table-cell/>
          <table:covered-table-cell/>
        </table:table-row>
        <table:table-row table:style-name="Tabel3.1">
          <table:table-cell table:style-name="Tabel3.A2" office:value-type="string">
            <text:p text:style-name="P17">denormalized-ddi.xsd</text:p>
          </table:table-cell>
          <table:table-cell table:style-name="Tabel3.A2" office:value-type="string">
            <text:p text:style-name="P17">Formatet af den denormaliserede collection</text:p>
          </table:table-cell>
          <table:table-cell table:style-name="Tabel3.A2" office:value-type="string">
            <text:p text:style-name="P19">Lægges ikke ind</text:p>
          </table:table-cell>
        </table:table-row>
      </table:table>
      <text:p text:style-name="P13"><text:bookmark-start text:name="_Ref313968090"/>Tabel <text:bookmark-end text:name="_Ref313968090"/><text:s/>- forklaring og placering af filer i <text:span text:style-name="T4">dda-denormalization</text:span> mappen</text:p>
      <text:p text:style-name="P16"/>
      <text:p text:style-name="P16"/>
      <text:p text:style-name="P16"/>
      <text:p text:style-name="P16"/>
      <text:p text:style-name="P16"><text:soft-page-break/>Filer til URN resolution (<text:span text:style-name="T1">dda-urn</text:span>)</text:p>
      <table:table table:name="Tabel4" table:style-name="Tabel4">
        <table:table-column table:style-name="Tabel4.A"/>
        <table:table-column table:style-name="Tabel4.B"/>
        <table:table-column table:style-name="Tabel4.C"/>
        <table:table-row table:style-name="Tabel4.1">
          <table:table-cell table:style-name="Tabel4.A1" office:value-type="string">
            <text:p text:style-name="P17"><text:span text:style-name="T1">Filnavn</text:span></text:p>
          </table:table-cell>
          <table:table-cell table:style-name="Tabel4.A1" office:value-type="string">
            <text:p text:style-name="P17"><text:span text:style-name="T1">Beskrivelse</text:span></text:p>
          </table:table-cell>
          <table:table-cell table:style-name="Tabel4.A1" office:value-type="string">
            <text:p text:style-name="P17"><text:span text:style-name="T1">Beliggenhed i eXist</text:span></text:p>
          </table:table-cell>
        </table:table-row>
        <table:table-row table:style-name="Tabel4.1">
          <table:table-cell table:style-name="Tabel4.A2" table:number-columns-spanned="3" office:value-type="string">
            <text:p text:style-name="P17"><text:span text:style-name="T1">index</text:span></text:p>
          </table:table-cell>
          <table:covered-table-cell/>
          <table:covered-table-cell/>
        </table:table-row>
        <table:table-row table:style-name="Tabel4.1">
          <table:table-cell table:style-name="Tabel4.A2" office:value-type="string">
            <text:p text:style-name="P17">collection.xconf</text:p>
          </table:table-cell>
          <table:table-cell table:style-name="Tabel4.A2" office:value-type="string">
            <text:p text:style-name="P17">Indeks-konfigurationsfil til URN resolution collection</text:p>
          </table:table-cell>
          <table:table-cell table:style-name="Tabel4.A2" office:value-type="string">
            <text:p text:style-name="P17">/db/system/config/db/apps/dda-urn</text:p>
          </table:table-cell>
        </table:table-row>
        <table:table-row table:style-name="Tabel4.1">
          <table:table-cell table:style-name="Tabel4.A2" table:number-columns-spanned="3" office:value-type="string">
            <text:p text:style-name="P17"><text:span text:style-name="T1">lib</text:span></text:p>
          </table:table-cell>
          <table:covered-table-cell/>
          <table:covered-table-cell/>
        </table:table-row>
        <table:table-row table:style-name="Tabel4.1">
          <table:table-cell table:style-name="Tabel4.A2" office:value-type="string">
            <text:p text:style-name="P17">urn.xquery</text:p>
          </table:table-cell>
          <table:table-cell table:style-name="Tabel4.A2" office:value-type="string">
            <text:p text:style-name="P17">Funktioner til URN resolution</text:p>
          </table:table-cell>
          <table:table-cell table:style-name="Tabel4.A2" office:value-type="string">
            <text:p text:style-name="P17">/db/apps/dda-urn/lib</text:p>
          </table:table-cell>
        </table:table-row>
        <table:table-row table:style-name="Tabel4.1">
          <table:table-cell table:style-name="Tabel4.A2" table:number-columns-spanned="3" office:value-type="string">
            <text:p text:style-name="P17"><text:span text:style-name="T1">rest</text:span></text:p>
          </table:table-cell>
          <table:covered-table-cell/>
          <table:covered-table-cell/>
        </table:table-row>
        <table:table-row table:style-name="Tabel4.1">
          <table:table-cell table:style-name="Tabel4.A2" office:value-type="string">
            <text:p text:style-name="P17">urn-resolution.xquery</text:p>
          </table:table-cell>
          <table:table-cell table:style-name="Tabel4.A2" office:value-type="string">
            <text:p text:style-name="P17">REST interface for URN resolution</text:p>
          </table:table-cell>
          <table:table-cell table:style-name="Tabel4.A2" office:value-type="string">
            <text:p text:style-name="P19">/db/apps/dda-urn/rest</text:p>
          </table:table-cell>
        </table:table-row>
      </table:table>
      <text:p text:style-name="P13"><text:bookmark-start text:name="_Ref313968091"/>Tabel <text:bookmark-end text:name="_Ref313968091"/><text:s/>- forklaring og placering af filer i <text:span text:style-name="T4">dda-urn</text:span> mappen</text:p>
      <text:p text:style-name="P16">Mere detaljeret beskrivelse af moduler og funktioner kan findes i <text:span text:style-name="T1">doc</text:span> mappen.</text:p>
      <text:p text:style-name="P16"/>
      <text:p text:style-name="P16">ANT scripts</text:p>
      <table:table table:name="Tabel5" table:style-name="Tabel5">
        <table:table-column table:style-name="Tabel5.A"/>
        <table:table-column table:style-name="Tabel5.B"/>
        <table:table-column table:style-name="Tabel5.C"/>
        <table:table-row table:style-name="Tabel5.1">
          <table:table-cell table:style-name="Tabel5.A1" office:value-type="string">
            <text:p text:style-name="P17"><text:span text:style-name="T1">Filnavn</text:span></text:p>
          </table:table-cell>
          <table:table-cell table:style-name="Tabel5.A1" office:value-type="string">
            <text:p text:style-name="P17"><text:span text:style-name="T1">Beskrivelse</text:span></text:p>
          </table:table-cell>
          <table:table-cell table:style-name="Tabel5.A1" office:value-type="string">
            <text:p text:style-name="P17"><text:span text:style-name="T1">Beliggenhed i eXist</text:span></text:p>
          </table:table-cell>
        </table:table-row>
        <table:table-row table:style-name="Tabel5.1">
          <table:table-cell table:style-name="Tabel5.A2" table:number-columns-spanned="3" office:value-type="string">
            <text:p text:style-name="P17"><text:span text:style-name="T1">scripts</text:span></text:p>
          </table:table-cell>
          <table:covered-table-cell/>
          <table:covered-table-cell/>
        </table:table-row>
        <table:table-row table:style-name="Tabel5.1">
          <table:table-cell table:style-name="Tabel5.A2" office:value-type="string">
            <text:p text:style-name="P17">build.xml</text:p>
          </table:table-cell>
          <table:table-cell table:style-name="Tabel5.A2" office:value-type="string">
            <text:p text:style-name="P17">Hoved build fil. Indeholder Ant targets</text:p>
          </table:table-cell>
          <table:table-cell table:style-name="Tabel5.A2" office:value-type="string">
            <text:p text:style-name="P17">Lægges ikke ind</text:p>
          </table:table-cell>
        </table:table-row>
        <table:table-row table:style-name="Tabel5.1">
          <table:table-cell table:style-name="Tabel5.A2" office:value-type="string">
            <text:p text:style-name="P17">config.xml</text:p>
          </table:table-cell>
          <table:table-cell table:style-name="Tabel5.A2" office:value-type="string">
            <text:p text:style-name="P17">Konfigurationsfil som bruges af build.xml</text:p>
          </table:table-cell>
          <table:table-cell table:style-name="Tabel5.A2" office:value-type="string">
            <text:p text:style-name="P17">Lægges ikke ind</text:p>
          </table:table-cell>
        </table:table-row>
      </table:table>
      <text:p text:style-name="P13">Tabel <text:s/>- forklaring af ANT scripts</text:p>
      <text:p text:style-name="P13"/>
      <text:p text:style-name="P16">Web interface</text:p>
      <table:table table:name="Tabel7" table:style-name="Tabel7">
        <table:table-column table:style-name="Tabel7.A"/>
        <table:table-column table:style-name="Tabel7.B"/>
        <table:table-column table:style-name="Tabel7.C"/>
        <table:table-row table:style-name="Tabel7.1">
          <table:table-cell table:style-name="Tabel7.A1" office:value-type="string">
            <text:p text:style-name="P17"><text:span text:style-name="T1">Filnavn</text:span></text:p>
          </table:table-cell>
          <table:table-cell table:style-name="Tabel7.A1" office:value-type="string">
            <text:p text:style-name="P17"><text:span text:style-name="T1">Beskrivelse</text:span></text:p>
          </table:table-cell>
          <table:table-cell table:style-name="Tabel7.A1" office:value-type="string">
            <text:p text:style-name="P17"><text:span text:style-name="T1">Beliggenhed i eXist</text:span></text:p>
          </table:table-cell>
        </table:table-row>
        <table:table-row table:style-name="Tabel7.1">
          <table:table-cell table:style-name="Tabel7.A2" table:number-columns-spanned="3" office:value-type="string">
            <text:p text:style-name="P17"><text:span text:style-name="T1">web</text:span></text:p>
          </table:table-cell>
          <table:covered-table-cell/>
          <table:covered-table-cell/>
        </table:table-row>
        <table:table-row table:style-name="Tabel7.1">
          <table:table-cell table:style-name="Tabel7.A2" office:value-type="string">
            <text:p text:style-name="P17">js</text:p>
          </table:table-cell>
          <table:table-cell table:style-name="Tabel7.A2" office:value-type="string">
            <text:p text:style-name="P17">Indeholder JavaScript filerne</text:p>
          </table:table-cell>
          <table:table-cell table:style-name="Tabel7.A2" office:value-type="string">
            <text:p text:style-name="P19">/db/apps/web</text:p>
          </table:table-cell>
        </table:table-row>
        <table:table-row table:style-name="Tabel7.1">
          <table:table-cell table:style-name="Tabel7.A2" office:value-type="string">
            <text:p text:style-name="P17">order</text:p>
          </table:table-cell>
          <table:table-cell table:style-name="Tabel7.A2" office:value-type="string">
            <text:p text:style-name="P17">Filer til studiebestillingsform</text:p>
          </table:table-cell>
          <table:table-cell table:style-name="Tabel7.A2" office:value-type="string">
            <text:p text:style-name="P19">/db/apps/web</text:p>
          </table:table-cell>
        </table:table-row>
        <table:table-row table:style-name="Tabel7.1">
          <table:table-cell table:style-name="Tabel7.A5" office:value-type="string">
            <text:p text:style-name="P17">theme</text:p>
          </table:table-cell>
          <table:table-cell table:style-name="Tabel7.A5" office:value-type="string">
            <text:p text:style-name="P17">CSS stylesheets samt grafik</text:p>
          </table:table-cell>
          <table:table-cell table:style-name="Tabel7.A5" office:value-type="string">
            <text:p text:style-name="P19">/db/apps/web</text:p>
          </table:table-cell>
        </table:table-row>
        <table:table-row table:style-name="Tabel7.1">
          <table:table-cell table:style-name="Tabel7.A5" office:value-type="string">
            <text:p text:style-name="P17">transform</text:p>
          </table:table-cell>
          <table:table-cell table:style-name="Tabel7.A5" office:value-type="string">
            <text:p text:style-name="P17">XSLT stylesheets</text:p>
          </table:table-cell>
          <table:table-cell table:style-name="Tabel7.A5" office:value-type="string">
            <text:p text:style-name="P19">/db/apps/web</text:p>
          </table:table-cell>
        </table:table-row>
        <table:table-row table:style-name="Tabel7.1">
          <table:table-cell table:style-name="Tabel7.A5" office:value-type="string">
            <text:p text:style-name="P17">advanced.xquery</text:p>
          </table:table-cell>
          <table:table-cell table:style-name="Tabel7.A5" office:value-type="string">
            <text:p text:style-name="P17">Siden til avanceret søgning</text:p>
          </table:table-cell>
          <table:table-cell table:style-name="Tabel7.A5" office:value-type="string">
            <text:p text:style-name="P19">/db/apps/web</text:p>
          </table:table-cell>
        </table:table-row>
        <table:table-row table:style-name="Tabel7.1">
          <table:table-cell table:style-name="Tabel7.A5" office:value-type="string">
            <text:p text:style-name="P17">simple.xquery</text:p>
          </table:table-cell>
          <table:table-cell table:style-name="Tabel7.A5" office:value-type="string">
            <text:p text:style-name="P17">Siden til simpel søgning</text:p>
          </table:table-cell>
          <table:table-cell table:style-name="Tabel7.A5" office:value-type="string">
            <text:p text:style-name="P19">/db/apps/web</text:p>
          </table:table-cell>
        </table:table-row>
      </table:table>
      <text:p text:style-name="P13">Tabel <text:s/>- forklaring af web interfacet</text:p>
      <text:h text:style-name="P1" text:outline-level="1"><text:bookmark-start text:name="_Toc340413949"/>Opsætning<text:bookmark-end text:name="_Toc340413949"/></text:h>
      <text:p text:style-name="P16">Før indekseringsplatformen kan installeres skal følgende være installeret på serveren:</text:p>
      <text:list xml:id="list1568117469" text:style-name="WWNum5">
        <text:list-item>
          <text:p text:style-name="P11">Java JDK 1.6 eller nyere (det er ikke tilstrækkelig med Java JRE)</text:p>
          <text:list>
            <text:list-item>
              <text:p text:style-name="P11">JAVA_HOME miljøvariablen skal være sat</text:p>
            </text:list-item>
          </text:list>
        </text:list-item>
        <text:list-item>
          <text:p text:style-name="P11">Apache Ant 1.6 eller nyere</text:p>
          <text:list>
            <text:list-item>
              <text:p text:style-name="P11">ANT_HOME miljøvariablen skal være sat</text:p>
            </text:list-item>
          </text:list>
        </text:list-item>
        <text:list-item>
          <text:p text:style-name="P11">eXist DB 2.2 eller nyere</text:p>
          <text:list>
            <text:list-item>
              <text:p text:style-name="P11">Serveren skal være startet (via scriptet <text:span text:style-name="T1">startup.bat</text:span> i <text:span text:style-name="T1">bin</text:span> folderen i eXist biblioteket).</text:p>
            </text:list-item>
            <text:list-item>
              <text:p text:style-name="P11">EXIST_HOME miljøvariablen skal være sat til at pege på det bibliotek hvor eXist blev installeret</text:p>
            </text:list-item>
            <text:list-item>
              <text:p text:style-name="P11">Via eXist administrationskonsolen (<text:a xlink:type="simple" xlink:href="http://localhost:8080/exist">http://localhost:8080/exist</text:a>) installeres pakken <text:span text:style-name="T1">functx-1.0.xar</text:span> ligger i <text:span text:style-name="T1">external_lib</text:span>. Efterfølgende skal eXist serveren genstartes.</text:p>
            </text:list-item>
          </text:list>
        </text:list-item>
      </text:list>
      <text:p text:style-name="P16">Efter installeringen af eXist DB skal følgende sættes op:</text:p>
      <text:list xml:id="list230422639" text:style-name="WWNum4">
        <text:list-item>
          <text:p text:style-name="P12">I konfigurationsfilen <text:span text:style-name="T1">conf.xml</text:span> (beliggende i roden af eXist biblioteket) skal man kommentere følgende linje ind:</text:p>
        </text:list-item>
      </text:list>
      <text:p text:style-name="List_20_Paragraph"><text:span text:style-name="T7">&lt;module uri="http://exist-db.org/xquery/scheduler" class="org.exist.xquery.modules.scheduler.SchedulerModule" /&gt;</text:span></text:p>
      <text:p text:style-name="List_20_Paragraph">Efterfølgende skal eXist serveren genstartes.</text:p>
      <text:list xml:id="list2027515761" text:continue-numbering="true" text:style-name="WWNum4">
        <text:list-item>
          <text:p text:style-name="P12"><text:soft-page-break/>I konfigurationsfilen <text:span text:style-name="T1">conf.xml</text:span> (beliggende i roden af eXist biblioteket) skal attributten <text:span text:style-name="T1">files</text:span> i <text:span text:style-name="T1">db-connection</text:span> elementet sættes til at pege på det bibliotek hvor selve eXist databasen skal ligge. Defaultbiblioteket er <text:span text:style-name="T1">webapp/WEB-INF/data </text:span>men denne kan godt sættes til en absolut sti som f.eks. <text:span text:style-name="T1">C:\exist_data</text:span>.</text:p>
        </text:list-item>
        <text:list-item>
          <text:p text:style-name="P12">I Ant konfigurationsfilen <text:span text:style-name="T1">config.xml</text:span> sættes <text:span text:style-name="T1">username</text:span> og <text:span text:style-name="T1">password</text:span> elementerne til de værdier som blev valgt under installationen af eXist. Derudover sættes de biblioteker hvor DDI studierne ligger i hhv. <text:span text:style-name="T1">resources-dir</text:span> og <text:span text:style-name="T1">urn-resources-dir</text:span>.</text:p>
        </text:list-item>
        <text:list-item>
          <text:p text:style-name="P12">Nu kan man stille sig i <text:span text:style-name="T1">scripts </text:span>biblioteket og eksekvere Ant scriptet til at deploye indekseringsplatformen samt uploade DDI filer til databasen. Følgende targets er tilgængelige:</text:p>
        </text:list-item>
      </text:list>
      <text:p text:style-name="P10"><text:span text:style-name="T8">deploy <text:s text:c="5"/>Deploy all the parts of the index platform</text:span></text:p>
      <text:p text:style-name="P10"><text:span text:style-name="T8">deploy-dda <text:s/>Deploy the index platform</text:span></text:p>
      <text:p text:style-name="P10"><text:span text:style-name="T8">deploy-urn <text:s/>Deploy the URN resolution</text:span></text:p>
      <text:p text:style-name="P10"><text:span text:style-name="T8">list <text:s text:c="7"/>List the collections and resources</text:span></text:p>
      <text:p text:style-name="P10"><text:span text:style-name="T8">store <text:s text:c="6"/>Upload the resources to the DB</text:span></text:p>
      <text:p text:style-name="P10"><text:span text:style-name="T8">store-urn <text:s text:c="2"/>Upload the urn resources to the DB</text:span></text:p>
      <text:p text:style-name="P10"><text:span text:style-name="T8">storeall <text:s text:c="3"/>Stores both regular resources and resources for URN resolution</text:span></text:p>
      <text:p text:style-name="P10"/>
      <text:p text:style-name="P10">Normalt er det tilstrækkeligt at køre targetet <text:span text:style-name="T1">deploy</text:span> til at deploye indekseringsplatformen og efterfølgende targetet <text:span text:style-name="T1">storeall</text:span> til at lægge data op.</text:p>
      <text:p text:style-name="P10"/>
      <text:p text:style-name="P10">Husk at hvis indeks-konfigurationsfilerne lægges ind (eller ændres) som et led af <text:span text:style-name="T1">deploy </text:span>targetet mens der findes data i den tilhørende collection, så skal denne collection reindekseres. Data som er lagt efter at indekset er på plads indekseres automatisk.</text:p>
      <text:list xml:id="list44614644" text:continue-numbering="true" text:style-name="WWNum4">
        <text:list-item>
          <text:p text:style-name="P12">Denormaliseringen af databasen skeduleres ved at gå ind på adressen:</text:p>
        </text:list-item>
      </text:list>
      <text:p text:style-name="P10"><text:a xlink:type="simple" xlink:href="http://localhost:8080/exist/apps/dda-denormalization/scheduler/schedule-jobs.xquery">http://localhost:8080/exist/apps/dda-denormalization/scheduler/schedule-jobs.xquery</text:a></text:p>
      <text:p text:style-name="P10">Jobbet er skeduleret til at køre hver dag kl. 3 om natten.</text:p>
      <text:p text:style-name="P10">En liste af alle skedulerede jobs kan findes her:</text:p>
      <text:p text:style-name="P10"><text:a xlink:type="simple" xlink:href="http://localhost:8080/exist/apps/dda-denormalization/scheduler/list-jobs.xquery">http://localhost:8080/exist/apps/dda-denormalization/scheduler/list-jobs.xquery</text:a></text:p>
      <text:p text:style-name="P10">Vores job hedder <text:span text:style-name="T1">Database denormalization</text:span>.<text:bookmark text:name="_GoBack"/></text:p>
      <text:p text:style-name="P10">Jobbet kan slettes igen ved at gå ind på adressen:</text:p>
      <text:p text:style-name="P10"><text:a xlink:type="simple" xlink:href="http://localhost:8080/exist/apps/dda-denormalization/scheduler/delete-jobs.xquery">http://localhost:8080/exist/apps/dda-denormalization/scheduler/delete-jobs.xquery</text:a></text:p>
      <text:p text:style-name="P16">Det er vigtigt at køre denormaliseringen efter data er lagt ind, for ellers findes ingen referencer ved søgningen.</text:p>
      <text:h text:style-name="P1" text:outline-level="1"><text:bookmark-start text:name="_Toc340413950"/>Denormalisering<text:bookmark-end text:name="_Toc340413950"/></text:h>
      <text:p text:style-name="P16">For at nedsætte søgetiden er der implementeret en denormaliseret database som for samtlige relevante DDI elementer (Concept, Universe, QuestionItem, MultipleQuestionItem, Variable, Category) indeholder samtlige relevante referencer, dvs. elementer som enten refereres af eller referer til dette element.</text:p>
      <text:p text:style-name="Standard">For at opbygge denormaliseringsdata eksekveres scriptet<text:line-break/><text:span text:style-name="T1">/db/apps/dda-denormalization/denormalize.xquery</text:span>.</text:p>
      <text:p text:style-name="P16">Denne proces sletter alt eksisterende data og genopbygger fra bunden.</text:p>
      <text:p text:style-name="P16">Det er vigtigt at udføre processen med faste intervaller (f.eks. som et skeduleret job som køres en gang om ugen) for at holde data opdateret. Den forventede (beregnet på baggrund af udførsel på mindre datasæt) køretid for processen med ca. 2500 studier i databasen er på ca. 2 timer.</text:p>
      <text:p text:style-name="P16"/>
      <text:p text:style-name="P16"/>
      <text:h text:style-name="P1" text:outline-level="1"><text:bookmark-start text:name="_Toc340413951"/><text:bookmark-start text:name="_Ref314011210"/><text:soft-page-break/>Index<text:bookmark-end text:name="_Toc340413951"/><text:bookmark-end text:name="_Ref314011210"/></text:h>
      <text:p text:style-name="P16">Indeks-konfigurationsfilen (<text:span text:style-name="T1">collection.xconf</text:span>) er stedet hvor man fortæller eXist hvilke elementer man ønsker at indeksere. Der laves én konfigurationsfil pr. collection og placeres i eXist som specificeret i <text:bookmark-ref text:reference-format="text" text:ref-name="_Ref313968084">Tabel </text:bookmark-ref>, <text:bookmark-ref text:reference-format="text" text:ref-name="_Ref313968090">Tabel </text:bookmark-ref> og <text:bookmark-ref text:reference-format="text" text:ref-name="_Ref313968091">Tabel </text:bookmark-ref>. Indekseringen kan generelt foregå på to måder, med et ”full-text” indeks eller et ”range” indeks.</text:p>
      <text:h text:style-name="Heading_20_2" text:outline-level="2"><text:bookmark-start text:name="_Toc340413952"/>Full-text indeks<text:bookmark-end text:name="_Toc340413952"/></text:h>
      <text:p text:style-name="P16">eXist anvender Lucene til at indeksere fritekst. Denne konfigureres i <text:span text:style-name="T1">lucene</text:span> elementet i konfigurationsfilen. Der specificerer man hvilke word analyzers man vil bruge samt de enkelte elementer man vil indeksere:</text:p>
      <text:p text:style-name="P16"><text:span text:style-name="T10">&lt;analyzer</text:span><text:span text:style-name="T11"> id</text:span><text:span text:style-name="T12">=</text:span><text:span text:style-name="T13">"da"</text:span><text:span text:style-name="T11"> class</text:span><text:span text:style-name="T12">=</text:span><text:span text:style-name="T13">"org.apache.lucene.analysis.da.DanishAnalyzer"</text:span><text:span text:style-name="T10">/&gt;</text:span></text:p>
      <text:p text:style-name="P16"><text:span text:style-name="T1">class</text:span> henviser til en Java klasse i Lucene biblioteket.</text:p>
      <text:p text:style-name="P16">I dette projektet anvendes WhitespaceAnalyzer som er en helt basis analyzer der ikke foretager nogen behandling af teksten, men søger på den direkte tekststreng. Dette gør den velegnet til f.eks. at søge i id’er. Derudover anvenders DanishAnalyzer som er en analyzer specifikt til det danske sprog. Den filtrerer almindelige danske ord (som er irrelevante for søgningen) fra, og har desuden en såkaldt ”stemmer” som finder stammen af ord, og derfor kan søge på ord uafhængigt af bøjninger. Mere om dette findes i afsnit <text:bookmark-ref text:reference-format="text" text:ref-name="_Ref314012611">Analyzer</text:bookmark-ref> samt <text:bookmark-ref text:reference-format="text" text:ref-name="_Ref314012614">Word stemmer</text:bookmark-ref>.</text:p>
      <text:p text:style-name="P16">De indekserede elementer specificeres med et <text:span text:style-name="T1">text</text:span> element:</text:p>
      <text:p text:style-name="Standard"><text:span text:style-name="T10">&lt;text</text:span><text:span text:style-name="T11"> qname</text:span><text:span text:style-name="T12">=</text:span><text:span text:style-name="T13">"r:Title"</text:span><text:span text:style-name="T11"> analyzer</text:span><text:span text:style-name="T12">=</text:span><text:span text:style-name="T13">"da"</text:span><text:span text:style-name="T11"> boost</text:span><text:span text:style-name="T12">=</text:span><text:span text:style-name="T13">"6.0"</text:span><text:span text:style-name="T10">/&gt;<text:line-break/>&lt;text</text:span><text:span text:style-name="T11"> match</text:span><text:span text:style-name="T12">=</text:span><text:span text:style-name="T13">"//su:Abstract/r:Content"</text:span><text:span text:style-name="T11"> analyzer</text:span><text:span text:style-name="T12">=</text:span><text:span text:style-name="T13">"da"</text:span><text:span text:style-name="T11"> boost</text:span><text:span text:style-name="T12">=</text:span><text:span text:style-name="T13">"3.0"</text:span><text:span text:style-name="T10">/&gt;</text:span></text:p>
      <text:p text:style-name="P16">Attributten <text:span text:style-name="T1">qname</text:span> bruges når vi indekserer på et qualified name og <text:span text:style-name="T1">match</text:span> bruges når vi gerne vil specificere en sti til elementet for at adskille den fra et element med samme qualified name, men som ligger et irrelevant sted. Vi angiver desuden hvilken analyzer der bruges. Til sidst kan man specificere et boost værdi. Det er nemlig sådan at eXist angiver en score for alle søgeresultater på baggrund af hvor relevant den mener at resultatet er ift. søgeteksten, og denne score bruges så til at sortere resultaterne før vi præsenterer dem for brugeren. Vi kan manuelt booste en score ved at gange den med værdien angivet i <text:span text:style-name="T1">boost</text:span> attributten. På den måde fortæller vi eXist at vi f.eks. prioriterer resultater fundet i titlen højere end dem fundet i abstract. Denne attribut er valgfri og default værdien er 1.0.</text:p>
      <text:p text:style-name="P16">For at bruge Lucene indexet ved en query anvendes funktionen</text:p>
      <text:p text:style-name="P16"><text:span text:style-name="T14">ft:query($nodes as node()*, $query as item()) node()*</text:span><text:span text:style-name="T16">.</text:span></text:p>
      <text:p text:style-name="P16"><text:span text:style-name="T17">f.eks.:</text:span></text:p>
      <text:p text:style-name="P16"><text:span text:style-name="T10">//</text:span><text:span text:style-name="T15">su:StudyUnit[</text:span><text:span text:style-name="T18">ft:query</text:span><text:span text:style-name="T15">(r:Citation</text:span><text:span text:style-name="T10">/</text:span><text:span text:style-name="T15">r:Title, </text:span><text:span text:style-name="T10">“søgetekst”</text:span><text:span text:style-name="T15">)]</text:span></text:p>
      <text:p text:style-name="Standard">hvor første argument er elementet man søger i, angivet relativt til det element man ønsker at få returneret (her StudyUnit).</text:p>
      <text:p text:style-name="Standard">Denne type indeks er mest velegnet til tekst.</text:p>
      <text:h text:style-name="Heading_20_2" text:outline-level="2"><text:bookmark-start text:name="_Toc340413953"/>Range indeks<text:bookmark-end text:name="_Toc340413953"/></text:h>
      <text:p text:style-name="P16">Range indeks er en simplere indeks som kun kan angives på en qualified name og kræver at man angiver typen på elementet:</text:p>
      <text:p text:style-name="P16"><text:span text:style-name="T10">&lt;create</text:span><text:span text:style-name="T11"> qname</text:span><text:span text:style-name="T12">=</text:span><text:span text:style-name="T13">"r:StartDate"</text:span><text:span text:style-name="T11"> type</text:span><text:span text:style-name="T12">=</text:span><text:span text:style-name="T13">"xs:dateTime"</text:span><text:span text:style-name="T10">/&gt;</text:span></text:p>
      <text:p text:style-name="P16">Fordelen ved denne indeks er at den kan bruges til både at matche præcise værdier, men også til at finde elementer hvis værdi er større eller mindre end en bestemt værdi.</text:p>
      <text:p text:style-name="P16">Dette gør den velegnet til tidspunkter, datoer, tal, osv.</text:p>
      <text:p text:style-name="P16">Range indeks anvendes med helt almindelig XPath syntakst:</text:p>
      <text:p text:style-name="Standard"><text:span text:style-name="T10">//</text:span><text:span text:style-name="T15">su:StudyUnit[r:Coverage</text:span><text:span text:style-name="T10">/</text:span><text:span text:style-name="T15">r:TemporalCoverage</text:span><text:span text:style-name="T10">/</text:span><text:span text:style-name="T15">r:ReferenceDate</text:span><text:span text:style-name="T10">/</text:span><text:span text:style-name="T15">r:StartDate </text:span><text:span text:style-name="T10">&gt;=</text:span><text:span text:style-name="T15"> </text:span><text:span text:style-name="T10">$</text:span><text:span text:style-name="T15">someDate]</text:span></text:p>
      <text:p text:style-name="Standard"><text:span text:style-name="T15"/></text:p>
      <text:p text:style-name="Standard"><text:span text:style-name="T15"/></text:p>
      <text:h text:style-name="P1" text:outline-level="1"><text:bookmark-start text:name="_Toc340413954"/><text:bookmark-start text:name="_Ref313988473"/><text:soft-page-break/>Søgning<text:bookmark-end text:name="_Toc340413954"/><text:bookmark-end text:name="_Ref313988473"/></text:h>
      <text:p text:style-name="P16">Søgefunktionaliteten udføres af to funktioner, <text:span text:style-name="T18">ddi:simpleSearch</text:span> og <text:span text:style-name="T18">ddi:advancedSearch</text:span>. Funktionerne tager en XML element som parameter specificeret i hhv. <text:span text:style-name="T1">simple-search-parameters.xsd</text:span> og <text:span text:style-name="T1">advanced-search-parameters.xsd</text:span>. Disse XML elementer er beskrevet i detaljer i HTML dokumentationen for <text:span text:style-name="T1">search.xquery</text:span> modulet, og forklares derfor ikke her. For begge funktioner returneres resultaterne pakket ind i XML i formatet specificeret i <text:span text:style-name="T1">ddieditor-lightxmlobject.xsd</text:span>.</text:p>
      <text:h text:style-name="Heading_20_2" text:outline-level="2"><text:bookmark-start text:name="_Toc340413955"/>Format af søgestreng<text:bookmark-end text:name="_Toc340413955"/></text:h>
      <text:p text:style-name="P16">Det er som del af søgestrengen muligt at bruge specielle modifiers som bruges til at tilpasse søgningen. Disse er givet i tabellen nedeunder. Hvor modifieren er et ord skal der bruges store bogstaver.</text:p>
      <text:p text:style-name="P16">De forskellige modifiers kan alle kombineres med undtagelse af nogle få som er modstridende (f.eks. opprioritering og fravalg).</text:p>
      <text:p text:style-name="P16"/>
      <text:p text:style-name="P16"/>
      <table:table table:name="Tabel6" table:style-name="Tabel6">
        <table:table-column table:style-name="Tabel6.A"/>
        <table:table-column table:style-name="Tabel6.B"/>
        <table:table-column table:style-name="Tabel6.C"/>
        <table:table-row table:style-name="Tabel6.1">
          <table:table-cell table:style-name="Tabel6.A1" office:value-type="string">
            <text:p text:style-name="P17"><text:span text:style-name="T1">Modifier</text:span></text:p>
          </table:table-cell>
          <table:table-cell table:style-name="Tabel6.A1" office:value-type="string">
            <text:p text:style-name="P17"><text:span text:style-name="T2">Forklaring</text:span></text:p>
          </table:table-cell>
          <table:table-cell table:style-name="Tabel6.A1" office:value-type="string">
            <text:p text:style-name="P17"><text:span text:style-name="T2">Eksempel</text:span></text:p>
          </table:table-cell>
        </table:table-row>
        <table:table-row table:style-name="Tabel6.1">
          <table:table-cell table:style-name="Tabel6.A2" office:value-type="string">
            <text:p text:style-name="P17">AND</text:p>
          </table:table-cell>
          <table:table-cell table:style-name="Tabel6.A2" office:value-type="string">
            <text:p text:style-name="P17">Hvis AND bruges mellem to ord kræves der at begge ord findes i teksten. </text:p>
          </table:table-cell>
          <table:table-cell table:style-name="Tabel6.A2" office:value-type="string">
            <text:p text:style-name="P17">politisk AND parti</text:p>
          </table:table-cell>
        </table:table-row>
        <table:table-row table:style-name="Tabel6.1">
          <table:table-cell table:style-name="Tabel6.A2" office:value-type="string">
            <text:p text:style-name="P17">OR</text:p>
          </table:table-cell>
          <table:table-cell table:style-name="Tabel6.A2" office:value-type="string">
            <text:p text:style-name="P17">Hvis ORD bruges mellem to ord kræves der at mindst et af ordene findes i teksten. Dette er default opførsel (hvis ingenting angives)</text:p>
          </table:table-cell>
          <table:table-cell table:style-name="Tabel6.A2" office:value-type="string">
            <text:p text:style-name="P17">politisk OR parti</text:p>
          </table:table-cell>
        </table:table-row>
        <table:table-row table:style-name="Tabel6.1">
          <table:table-cell table:style-name="Tabel6.A2" office:value-type="string">
            <text:p text:style-name="P17">” ”</text:p>
          </table:table-cell>
          <table:table-cell table:style-name="Tabel6.A2" office:value-type="string">
            <text:p text:style-name="P17">Søgning på eksakte fraser.</text:p>
          </table:table-cell>
          <table:table-cell table:style-name="Tabel6.A2" office:value-type="string">
            <text:p text:style-name="P17">”politisk parti”</text:p>
          </table:table-cell>
        </table:table-row>
        <table:table-row table:style-name="Tabel6.1">
          <table:table-cell table:style-name="Tabel6.A2" office:value-type="string">
            <text:p text:style-name="P17">+ og -</text:p>
          </table:table-cell>
          <table:table-cell table:style-name="Tabel6.A2" office:value-type="string">
            <text:p text:style-name="P17">Opprioritering og fravalg af ord. ’+’ kræver at ordet <text:span text:style-name="T1">skal</text:span> indgå, mens ’-’ siger at ordet ikke må indgå i teksten.</text:p>
          </table:table-cell>
          <table:table-cell table:style-name="Tabel6.A2" office:value-type="string">
            <text:p text:style-name="P17">+politisk -parti</text:p>
          </table:table-cell>
        </table:table-row>
        <table:table-row table:style-name="Tabel6.1">
          <table:table-cell table:style-name="Tabel6.A2" office:value-type="string">
            <text:p text:style-name="P17">*</text:p>
          </table:table-cell>
          <table:table-cell table:style-name="Tabel6.A2" office:value-type="string">
            <text:p text:style-name="P17">Søgning med wildcard. Erstatter et hvilken som helst understreng.</text:p>
          </table:table-cell>
          <table:table-cell table:style-name="Tabel6.A2" office:value-type="string">
            <text:p text:style-name="P17">pol*</text:p>
            <text:p text:style-name="P17">po*tik</text:p>
            <text:p text:style-name="P17">*litik</text:p>
          </table:table-cell>
        </table:table-row>
        <table:table-row table:style-name="Tabel6.1">
          <table:table-cell table:style-name="Tabel6.A2" office:value-type="string">
            <text:p text:style-name="P17">( )</text:p>
          </table:table-cell>
          <table:table-cell table:style-name="Tabel6.A2" office:value-type="string">
            <text:p text:style-name="P17">Gruppering af ord og modifiers.</text:p>
          </table:table-cell>
          <table:table-cell table:style-name="Tabel6.A2" office:value-type="string">
            <text:p text:style-name="P19">(politik OR parti) AND valg</text:p>
          </table:table-cell>
        </table:table-row>
      </table:table>
      <text:p text:style-name="P13">Tabel <text:s/>– Søgemodifiers</text:p>
      <text:h text:style-name="P3" text:outline-level="2"><text:bookmark-start text:name="_Toc340413956"/><text:bookmark-start text:name="_Ref314012611"/>Analyzer<text:bookmark-end text:name="_Toc340413956"/><text:bookmark-end text:name="_Ref314012611"/></text:h>
      <text:p text:style-name="P16">Som nævnt i afsnit <text:bookmark-ref text:reference-format="text" text:ref-name="_Ref314011210">Index</text:bookmark-ref> anvendes en DanishAnalyzer til at analysere teksten som indekseres og søges. Denne filtrerer nogle af de mest almindelige danske ord som ikke indeholder nyttig information relevant for en søgning, de såkaldte ”stop words”. Disse ord er:</text:p>
      <text:p text:style-name="P21"><text:span text:style-name="T9">og, i, jeg, det, at, en, den, til, er, som, på, de, med, han, af, for, ikke, der, var, mig, sig, men, et, har, om, vi, min, havde, ham, hun, nu, over, da, fra, du, ud, sin, dem, os, op, man, hans, hvor, eller, hvad, skal, selv, her, alle, vil, blev, kunne, ind, når, være, dog, noget, ville, jo, deres, efter, ned, skulle, denne, end, dette, mit, også, under, have, dig, anden, hende, mine, alt, meget, sit, sine, vor, mod, disse, hvis, din, nogle, hos, blive, mange, ad, bliver, hendes, været, thi, jer, sådan</text:span></text:p>
      <text:p text:style-name="P16">Listen er ordnet, fra mest almindelige til mest sjældne.</text:p>
      <text:p text:style-name="P16">Skulle man have behov for det, kan der laves en egen liste af stop words. Dette er forklaret i eXist dokumentationens kapitel <text:span text:style-name="T5">Lucene-based Full Text Index</text:span>, afsnit <text:span text:style-name="T5">3.4. Analyzers</text:span><text:note text:id="ftn4" text:note-class="footnote"><text:note-citation>3</text:note-citation><text:note-body><text:p text:style-name="P8"><text:span text:style-name="footnote_20_reference"/> <text:a xlink:type="simple" xlink:href="#d1950e712">http://exist-db.org/lucene.html#d1950e712</text:a></text:p><text:p text:style-name="Footnote"/></text:note-body></text:note>.</text:p>
      <text:p text:style-name="P16"/>
      <text:h text:style-name="P3" text:outline-level="2"><text:bookmark-start text:name="_Toc340413957"/><text:bookmark-start text:name="_Ref314012614"/><text:soft-page-break/>Word stemmer<text:bookmark-end text:name="_Toc340413957"/><text:bookmark-end text:name="_Ref314012614"/></text:h>
      <text:p text:style-name="P16">Udover en dansk analyzer er Lucene også udstyret med en såkaldt ”word stemmer” til dansk. Denne finder stammen af ord og kan derfor søge på tværs af ordbøjninger. </text:p>
      <text:p text:style-name="P16">Den kan f.eks. håndtere navneord således at det ikke betyder noget om der i teksten står ”bold”, ”bolde”, ”bolden”, ”boldens”, ”boldene”, ”bolderne”, osv. Ligeledes klarer den udsagnsord som ”lege”, ”leger”, ”legede”, ”leget”, ”leg”, osv.</text:p>
      <text:p text:style-name="P16">Dog kan den tilsyneladende have problemer med visse irregulære bøjninger, så den f.eks. ikke genkender at ”cykel” og ”cykler” har samme ordstamme.</text:p>
      <text:p text:style-name="P16">Stemmeren er aktiv som default.</text:p>
      <text:h text:style-name="P1" text:outline-level="1"><text:bookmark-start text:name="_Toc340413958"/>URN resolution<text:bookmark-end text:name="_Toc340413958"/></text:h>
      <text:p text:style-name="P16">Udover den collection som anvendes til almindelig søgning er der implementeret en yderligere collection indeholdende DDI data. Denne hedder <text:span text:style-name="T1">dda-urn</text:span> og anvendes til URN resolution.</text:p>
      <text:p text:style-name="P16">Til interaktion med denne collection er der implementeret en funktion <text:span text:style-name="T18">urn:resolveUrn</text:span> som tager en URN adresse<text:note text:id="ftn5" text:note-class="footnote"><text:note-citation>4</text:note-citation><text:note-body><text:p text:style-name="P9"><text:span text:style-name="footnote_20_reference"/> Formatet af adressen er forklaret i HTML dokumentationen for modulet.</text:p><text:p text:style-name="Footnote"/></text:note-body></text:note> som parameter.</text:p>
      <text:p text:style-name="P16">Funktionen finder et unikt DDI element ved at først slå op på elementets ID. Da der kan findes flere elementer med det samme ID (hvis elementet har været ændret og derfor findes i flere versioner) sammenligner den desuden elementets versionsnummer med det som er specificeret i adressen og returnerer det rigtige element. Hvis elementet ikke selv har en version attribut kigges der efter versionen i elementets parent element, eller parents parent, osv. indtil atributten er fu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Ordinær" style:font-pitch="variable" style:font-charset="x-symbol"/>
    <style:font-face style:name="Wingdings" svg:font-family="Wingdings" style:font-adornments="Regular" style:font-pitch="variable" style:font-charset="x-symbol"/>
    <style:font-face style:name="Lucida Sans1" svg:font-family="'Lucida Sans'"/>
    <style:font-face style:name="Courier New1" svg:font-family="'Courier New'" style:font-adornments="normal" style:font-family-generic="modern" style:font-pitch="fixed"/>
    <style:font-face style:name="Arial1"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da" fo:country="DK"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together="always" fo:keep-with-next="always"/>
      <style:text-properties fo:color="#243f60" style:font-name="Cambria" style:font-name-complex="F"/>
    </style:style>
    <style:style style:name="Heading_20_6" style:display-name="Heading 6" style:family="paragraph" style:parent-style-name="Standard" style:next-style-name="Text_20_body" style:default-outline-level="6" style:class="text">
      <style:paragraph-properties fo:margin-top="0.353cm" fo:margin-bottom="0cm"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language-asian="da" style:country-asian="DK" style:font-name-complex="F"/>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da" style:country-asian="DK"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footnote_20_text" style:display-name="footnote text" style:family="paragraph" style:parent-style-name="Standard" style:default-outline-level="">
      <style:paragraph-properties fo:margin-top="0cm" fo:margin-bottom="0cm"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Contents_20_2" style:display-name="Contents 2" style:family="paragraph" style:parent-style-name="Standard" style:default-outline-level=""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gen_20_afstand_20_Tegn" style:display-name="Ingen afstand Tegn" style:family="text" style:parent-style-name="Default_20_Paragraph_20_Font">
      <style:text-properties style:language-asian="da" style:country-asian="DK" style:font-name-complex="F"/>
    </style:style>
    <style:style style:name="Markeringsbobletekst_20_Tegn" style:display-name="Markeringsbobletekst Tegn" style:family="text" style:parent-style-name="Default_20_Paragraph_20_Font">
      <style:text-properties style:font-name="Tahoma" fo:font-size="8pt" style:font-size-asian="8pt" style:font-name-complex="Tahoma1" style:font-size-complex="8pt"/>
    </style:style>
    <style:style style:name="Overskrift_20_1_20_Tegn" style:display-name="Overskrift 1 Teg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Overskrift_20_2_20_Tegn" style:display-name="Overskrift 2 Tegn"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Fodnotetekst_20_Tegn" style:display-name="Fodnotetekst Teg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Overskrift_20_3_20_Tegn" style:display-name="Overskrift 3 Tegn" style:family="text" style:parent-style-name="Default_20_Paragraph_20_Font">
      <style:text-properties fo:color="#4f81bd" style:font-name="Cambria" fo:font-weight="bold" style:font-weight-asian="bold" style:font-name-complex="F" style:font-weight-complex="bold"/>
    </style:style>
    <style:style style:name="Overskrift_20_4_20_Tegn" style:display-name="Overskrift 4 Tegn"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Overskrift_20_5_20_Tegn" style:display-name="Overskrift 5 Tegn" style:family="text" style:parent-style-name="Default_20_Paragraph_20_Font">
      <style:text-properties fo:color="#243f60" style:font-name="Cambria" style:font-name-complex="F"/>
    </style:style>
    <style:style style:name="Overskrift_20_6_20_Tegn" style:display-name="Overskrift 6 Tegn" style:family="text" style:parent-style-name="Default_20_Paragraph_20_Font">
      <style:text-properties fo:color="#243f60" style:font-name="Cambria" fo:font-style="italic" style:font-style-asian="italic" style:font-name-complex="F" style:font-style-complex="italic"/>
    </style:style>
    <style:style style:name="Overskrift_20_7_20_Tegn" style:display-name="Overskrift 7 Tegn" style:family="text" style:parent-style-name="Default_20_Paragraph_20_Font">
      <style:text-properties fo:color="#404040" style:font-name="Cambria" fo:font-style="italic" style:font-style-asian="italic" style:font-name-complex="F" style:font-style-complex="italic"/>
    </style:style>
    <style:style style:name="Overskrift_20_8_20_Tegn" style:display-name="Overskrift 8 Tegn" style:family="text" style:parent-style-name="Default_20_Paragraph_20_Font">
      <style:text-properties fo:color="#404040" style:font-name="Cambria" fo:font-size="10pt" style:font-size-asian="10pt" style:font-name-complex="F" style:font-size-complex="10pt"/>
    </style:style>
    <style:style style:name="Overskrift_20_9_20_Tegn" style:display-name="Overskrift 9 Tegn"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Sidehoved_20_Tegn" style:display-name="Sidehoved Tegn" style:family="text" style:parent-style-name="Default_20_Paragraph_20_Font"/>
    <style:style style:name="Sidefod_20_Tegn" style:display-name="Sidefod Tegn" style:family="text" style:parent-style-name="Default_20_Paragraph_20_Font"/>
    <style:style style:name="Undertitel_20_Tegn" style:display-name="Undertitel Tegn"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ListLabel_20_1" style:display-name="ListLabel 1" style:family="text">
      <style:text-properties style:font-name-complex="Courier New2"/>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4.423cm"/>
        </style:tab-stops>
      </style:paragraph-properties>
    </style:style>
    <style:page-layout style:name="Mpm1">
      <style:page-layout-properties fo:page-width="21.001cm" fo:page-height="29.7cm" style:num-format="1" style:print-orientation="portrait" fo:margin-top="3cm" fo:margin-bottom="1.24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752cm" fo:margin-left="0cm" fo:margin-right="0cm" fo:margin-top="1.651cm" style:dynamic-spacing="true"/>
      </style:footer-style>
    </style:page-layout>
    <style:page-layout style:name="Mpm2">
      <style:page-layout-properties fo:page-width="21.001cm" fo:page-height="29.7cm" style:num-format="1" style:print-orientation="portrait" fo:margin-top="3cm" fo:margin-bottom="1.75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1.24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Footer"/>
      </style:footer>
    </style:master-page>
    <style:master-page style:name="Converted1" style:page-layout-name="Mpm3">
      <style:footer>
        <text:p text:style-name="Footer"/>
      </style:footer>
    </style:master-page>
    <style:master-page style:name="Converted2" style:page-layout-name="Mpm3">
      <style:footer>
        <text:p text:style-name="Footer"/>
      </style:footer>
    </style:master-page>
    <style:master-page style:name="Converted3" style:page-layout-name="Mpm3">
      <style:footer>
        <text:p text:style-name="Footer"/>
      </style:footer>
    </style:master-page>
    <style:master-page style:name="Converted4" style:page-layout-name="Mpm3">
      <style:footer>
        <text:p text:style-name="Footer"/>
      </style:footer>
    </style:master-page>
    <style:master-page style:name="Converted5" style:page-layout-name="Mpm3">
      <style:footer>
        <text:p text:style-name="Footer"/>
      </style:footer>
    </style:master-page>
    <style:master-page style:name="Converted6" style:page-layout-name="Mpm1">
      <style:footer>
        <text:p text:style-name="Footer"/>
      </style:footer>
    </style:master-page>
    <style:master-page style:name="Converted7" style:page-layout-name="Mpm4"/>
    <style:master-page style:name="Converted8"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DI indekseringsplatform og søgemaskine</dc:title>
    <dc:subject>Implementeret som eXist DB med Lucene som indeks</dc:subject>
    <meta:initial-creator>Kemal Pajevic</meta:initial-creator>
    <dc:creator>Kemal Pajevic</dc:creator>
    <meta:editing-cycles>185</meta:editing-cycles>
    <meta:creation-date>2012-01-08T19:49:00</meta:creation-date>
    <dc:date>2013-01-16T11:44:02</dc:date>
    <meta:editing-duration>PT1H28M58S</meta:editing-duration>
    <meta:generator>OpenOffice.org/3.3$Unix OpenOffice.org_project/330m20$Build-9567</meta:generator>
    <meta:document-statistic meta:table-count="7" meta:image-count="0" meta:object-count="0" meta:page-count="8" meta:paragraph-count="265" meta:word-count="2248" meta:character-count="15617"/>
    <meta:user-defined meta:name="AppVersion">14.0000</meta:user-defined>
    <meta:user-defined meta:name="Company">Dansk Data Arki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